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f1e6" officeooo:paragraph-rsid="0004f1e6"/>
    </style:style>
    <style:style style:name="P2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weight-complex="normal"/>
    </style:style>
    <style:style style:name="P3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069317" officeooo:paragraph-rsid="00069317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93035"/>
    </style:style>
    <style:style style:name="T5" style:family="text">
      <style:text-properties officeooo:rsid="0009b9a9"/>
    </style:style>
    <style:style style:name="T6" style:family="text">
      <style:text-properties officeooo:rsid="000d6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26/Jan/2021</text:p>
      <text:p text:style-name="P1">Week4</text:p>
      <text:p text:style-name="P1"/>
      <text:p text:style-name="P1"><text:span text:style-name="T1">Chapter2:<text:tab/></text:span><text:tab/><text:span text:style-name="T2">Classes and Objects</text:span></text:p>
      <text:p text:style-name="P1"><text:span text:style-name="T2"/></text:p>
      <text:p text:style-name="P2">1. Classes: ជាពុម្ពគម្រូសំរាប់បង្កើត Objective</text:p>
      <text:p text:style-name="P2"/>
      <text:p text:style-name="P3"><text:span text:style-name="T3"><text:tab/></text:span>*Syntax:</text:p>
      <text:p text:style-name="P3"/>
      <text:p text:style-name="P2"><text:tab/>class className{</text:p>
      <text:p text:style-name="P2"><text:tab/><text:tab/><text:span text:style-name="T6">private/protected/public:</text:span></text:p>
      <text:p text:style-name="P2"><text:tab/><text:tab/>data members; // <text:span text:style-name="T4">(member variable) </text:span><text:span text:style-name="T5">(Field)</text:span></text:p>
      <text:p text:style-name="P2"/>
      <text:p text:style-name="P2"><text:tab/><text:tab/>public:</text:p>
      <text:p text:style-name="P2"><text:tab/><text:tab/><text:tab/>function member; <text:s/><text:span text:style-name="T4">(member function)</text:span></text:p>
      <text:p text:style-name="P2"><text:tab/><text:tab/><text:tab/>……………………..</text:p>
      <text:p text:style-name="P2"><text:tab/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6T09:00:18.649751509</dc:date>
    <meta:editing-duration>PT21M17S</meta:editing-duration>
    <meta:editing-cycles>11</meta:editing-cycles>
    <meta:document-statistic meta:table-count="0" meta:image-count="0" meta:object-count="0" meta:page-count="1" meta:paragraph-count="12" meta:word-count="28" meta:character-count="247" meta:non-whitespace-character-count="214"/>
  </office:meta>
</office:document-meta>
</file>